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ffff00" draw:textarea-horizontal-align="justify" draw:textarea-vertical-align="middle" draw:auto-grow-height="false" fo:min-height="1.28cm" fo:min-width="3.0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cm" fo:min-width="0cm"/>
    </style:style>
    <style:style style:name="P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style:font-name="Liberation Mono"/>
    </style:style>
    <style:style style:name="P5" style:family="paragraph">
      <loext:graphic-properties draw:fill="none" draw:fill-color="#ffffff"/>
      <style:text-properties style:font-name="Liberation Mono" fo:font-size="22pt" style:font-size-asian="22pt" style:font-size-complex="22pt"/>
    </style:style>
    <style:style style:name="P6" style:family="paragraph">
      <loext:graphic-properties draw:fill-color="#ffff00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iberation Mono" fo:font-size="32pt" style:font-size-asian="32pt" style:font-size-complex="32pt"/>
    </style:style>
    <style:style style:name="T4" style:family="text">
      <style:text-properties style:font-name="Liberation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289cm" svg:y1="4.396cm" svg:x2="7.289cm" svg:y2="15.491cm">
          <text:p/>
        </draw:line>
        <draw:line draw:style-name="gr2" draw:text-style-name="P2" draw:layer="layout" svg:x1="5.133cm" svg:y1="13.715cm" svg:x2="17.548cm" svg:y2="13.715cm">
          <text:p/>
        </draw:line>
        <draw:frame draw:style-name="gr3" draw:text-style-name="P3" draw:layer="layout" svg:width="10.15cm" svg:height="1.517cm" svg:x="7.908cm" svg:y="7.25cm">
          <draw:text-box>
            <text:p><text:span text:style-name="T1">0 <text:s/>0 <text:s/>0 <text:s/>1 <text:s/>0 <text:s/>1 <text:s/>1 <text:s/>1</text:span><text:span text:style-name="T2"> </text:span></text:p>
          </draw:text-box>
        </draw:frame>
        <draw:frame draw:style-name="gr3" draw:text-style-name="P3" draw:layer="layout" svg:width="10.15cm" svg:height="1.517cm" svg:x="7.908cm" svg:y="11.151cm">
          <draw:text-box>
            <text:p><text:span text:style-name="T1">1 <text:s/>1 <text:s/>1 <text:s/>1 <text:s/>0 <text:s/>1 <text:s/>1 <text:s/>1</text:span><text:span text:style-name="T2"> </text:span></text:p>
          </draw:text-box>
        </draw:frame>
        <draw:frame draw:style-name="gr3" draw:text-style-name="P3" draw:layer="layout" svg:width="1.764cm" svg:height="1.517cm" svg:x="4.942cm" svg:y="7.251cm">
          <draw:text-box>
            <text:p><text:span text:style-name="T1">23</text:span></text:p>
          </draw:text-box>
        </draw:frame>
        <draw:frame draw:style-name="gr3" draw:text-style-name="P3" draw:layer="layout" svg:width="1.51cm" svg:height="1.517cm" svg:x="5.196cm" svg:y="11.152cm">
          <draw:text-box>
            <text:p><text:span text:style-name="T1">-9</text:span></text:p>
          </draw:text-box>
        </draw:frame>
        <draw:frame draw:style-name="gr3" draw:text-style-name="P3" draw:layer="layout" svg:width="1.162cm" svg:height="1.517cm" svg:x="5.509cm" svg:y="9.253cm">
          <draw:text-box>
            <text:p><text:span text:style-name="T1">+</text:span></text:p>
          </draw:text-box>
        </draw:frame>
        <draw:frame draw:style-name="gr3" draw:text-style-name="P3" draw:layer="layout" svg:width="10.12cm" svg:height="1.517cm" svg:x="7.908cm" svg:y="13.952cm">
          <draw:text-box>
            <text:p><text:span text:style-name="T1"><text:s text:c="28"/></text:span><text:span text:style-name="T1">0</text:span><text:span text:style-name="T2"> </text:span></text:p>
          </draw:text-box>
        </draw:frame>
        <draw:frame draw:style-name="gr3" draw:text-style-name="P3" draw:layer="layout" svg:width="9.493cm" svg:height="1.517cm" svg:x="7.908cm" svg:y="4.753cm">
          <draw:text-box>
            <text:p><text:span text:style-name="T1"><text:s text:c="24"/></text:span><text:span text:style-name="T1">1 <text:s/></text:span><text:span text:style-name="T2"><text:s/></text:span></text:p>
          </draw:text-box>
        </draw:frame>
      </draw:page>
      <draw:page draw:name="page2" draw:style-name="dp1" draw:master-page-name="Default">
        <draw:g>
          <draw:line draw:style-name="gr1" draw:text-style-name="P1" draw:layer="layout" svg:x1="9.787cm" svg:y1="6.557cm" svg:x2="9.787cm" svg:y2="17.652cm">
            <text:p/>
          </draw:line>
          <draw:line draw:style-name="gr2" draw:text-style-name="P2" draw:layer="layout" svg:x1="7.631cm" svg:y1="15.876cm" svg:x2="21.37cm" svg:y2="15.876cm">
            <text:p/>
          </draw:line>
          <draw:frame draw:style-name="gr3" draw:text-style-name="P5" draw:layer="layout" svg:width="11.128cm" svg:height="1.53cm" svg:x="10.406cm" svg:y="9.411cm">
            <draw:text-box>
              <text:p text:style-name="P4"><text:span text:style-name="T3">0 0 0 1 0 1 1 1</text:span><text:span text:style-name="T4"> </text:span></text:p>
            </draw:text-box>
          </draw:frame>
          <draw:frame draw:style-name="gr3" draw:text-style-name="P5" draw:layer="layout" svg:width="11.128cm" svg:height="1.53cm" svg:x="10.406cm" svg:y="13.312cm">
            <draw:text-box>
              <text:p text:style-name="P4"><text:span text:style-name="T3">1 1 1 1 0 1 1 1</text:span><text:span text:style-name="T4"> </text:span></text:p>
            </draw:text-box>
          </draw:frame>
          <draw:frame draw:style-name="gr3" draw:text-style-name="P3" draw:layer="layout" svg:width="1.764cm" svg:height="1.517cm" svg:x="7.44cm" svg:y="9.412cm">
            <draw:text-box>
              <text:p><text:span text:style-name="T1">23</text:span></text:p>
            </draw:text-box>
          </draw:frame>
          <draw:frame draw:style-name="gr3" draw:text-style-name="P3" draw:layer="layout" svg:width="1.51cm" svg:height="1.517cm" svg:x="7.694cm" svg:y="13.313cm">
            <draw:text-box>
              <text:p><text:span text:style-name="T1">-9</text:span></text:p>
            </draw:text-box>
          </draw:frame>
          <draw:frame draw:style-name="gr3" draw:text-style-name="P3" draw:layer="layout" svg:width="1.162cm" svg:height="1.517cm" svg:x="8.007cm" svg:y="11.414cm">
            <draw:text-box>
              <text:p><text:span text:style-name="T1">+</text:span></text:p>
            </draw:text-box>
          </draw:frame>
        </draw:g>
      </draw:page>
      <draw:page draw:name="page3" draw:style-name="dp1" draw:master-page-name="Default">
        <draw:g>
          <draw:line draw:style-name="gr1" draw:text-style-name="P1" draw:layer="layout" svg:x1="9.543cm" svg:y1="3.171cm" svg:x2="9.543cm" svg:y2="14.266cm">
            <text:p/>
          </draw:line>
          <draw:line draw:style-name="gr2" draw:text-style-name="P2" draw:layer="layout" svg:x1="7.387cm" svg:y1="12.49cm" svg:x2="21.126cm" svg:y2="12.49cm">
            <text:p/>
          </draw:line>
          <draw:frame draw:style-name="gr3" draw:text-style-name="P5" draw:layer="layout" svg:width="11.128cm" svg:height="1.53cm" svg:x="10.162cm" svg:y="6.025cm">
            <draw:text-box>
              <text:p text:style-name="P4"><text:span text:style-name="T3">0 0 0 1 0 1 1 1</text:span><text:span text:style-name="T4"> </text:span></text:p>
            </draw:text-box>
          </draw:frame>
          <draw:frame draw:style-name="gr3" draw:text-style-name="P5" draw:layer="layout" svg:width="11.128cm" svg:height="1.53cm" svg:x="10.162cm" svg:y="9.926cm">
            <draw:text-box>
              <text:p text:style-name="P4"><text:span text:style-name="T3">1 1 1 1 0 1 1 1</text:span><text:span text:style-name="T4"> </text:span></text:p>
            </draw:text-box>
          </draw:frame>
          <draw:frame draw:style-name="gr3" draw:text-style-name="P3" draw:layer="layout" svg:width="1.764cm" svg:height="1.517cm" svg:x="7.196cm" svg:y="6.026cm">
            <draw:text-box>
              <text:p><text:span text:style-name="T1">23</text:span></text:p>
            </draw:text-box>
          </draw:frame>
          <draw:frame draw:style-name="gr3" draw:text-style-name="P3" draw:layer="layout" svg:width="1.51cm" svg:height="1.517cm" svg:x="7.45cm" svg:y="9.927cm">
            <draw:text-box>
              <text:p><text:span text:style-name="T1">-9</text:span></text:p>
            </draw:text-box>
          </draw:frame>
          <draw:frame draw:style-name="gr3" draw:text-style-name="P3" draw:layer="layout" svg:width="1.162cm" svg:height="1.517cm" svg:x="7.763cm" svg:y="8.028cm">
            <draw:text-box>
              <text:p><text:span text:style-name="T1">+</text:span></text:p>
            </draw:text-box>
          </draw:frame>
          <draw:frame draw:style-name="gr3" draw:text-style-name="P5" draw:layer="layout" svg:width="10.662cm" svg:height="1.53cm" svg:x="10.162cm" svg:y="12.626cm">
            <draw:text-box>
              <text:p text:style-name="P4"><text:span text:style-name="T3"><text:s text:c="14"/></text:span><text:span text:style-name="T3">0</text:span></text:p>
            </draw:text-box>
          </draw:frame>
          <draw:frame draw:style-name="gr3" draw:text-style-name="P5" draw:layer="layout" svg:width="9.773cm" svg:height="1.53cm" svg:x="10.162cm" svg:y="3.925cm">
            <draw:text-box>
              <text:p text:style-name="P4"><text:span text:style-name="T3"><text:s text:c="12"/></text:span><text:span text:style-name="T3">1</text:span><text:span text:style-name="T4"> </text:span></text:p>
            </draw:text-box>
          </draw:frame>
        </draw:g>
      </draw:page>
      <draw:page draw:name="page4" draw:style-name="dp1" draw:master-page-name="Default">
        <draw:g>
          <draw:line draw:style-name="gr1" draw:text-style-name="P1" draw:layer="layout" svg:x1="9.464cm" svg:y1="2.279cm" svg:x2="9.464cm" svg:y2="13.374cm">
            <text:p/>
          </draw:line>
          <draw:line draw:style-name="gr2" draw:text-style-name="P2" draw:layer="layout" svg:x1="7.308cm" svg:y1="11.598cm" svg:x2="21.047cm" svg:y2="11.598cm">
            <text:p/>
          </draw:line>
          <draw:frame draw:style-name="gr3" draw:text-style-name="P5" draw:layer="layout" svg:width="11.128cm" svg:height="1.53cm" svg:x="10.083cm" svg:y="5.133cm">
            <draw:text-box>
              <text:p text:style-name="P4"><text:span text:style-name="T3">0 0 0 1 0 1 1 1</text:span><text:span text:style-name="T4"> </text:span></text:p>
            </draw:text-box>
          </draw:frame>
          <draw:frame draw:style-name="gr3" draw:text-style-name="P5" draw:layer="layout" svg:width="11.128cm" svg:height="1.53cm" svg:x="10.083cm" svg:y="9.034cm">
            <draw:text-box>
              <text:p text:style-name="P4"><text:span text:style-name="T3">1 1 1 1 0 1 1 1</text:span><text:span text:style-name="T4"> </text:span></text:p>
            </draw:text-box>
          </draw:frame>
          <draw:frame draw:style-name="gr3" draw:text-style-name="P3" draw:layer="layout" svg:width="1.764cm" svg:height="1.517cm" svg:x="7.117cm" svg:y="5.134cm">
            <draw:text-box>
              <text:p><text:span text:style-name="T1">23</text:span></text:p>
            </draw:text-box>
          </draw:frame>
          <draw:frame draw:style-name="gr3" draw:text-style-name="P3" draw:layer="layout" svg:width="1.51cm" svg:height="1.517cm" svg:x="7.371cm" svg:y="9.035cm">
            <draw:text-box>
              <text:p><text:span text:style-name="T1">-9</text:span></text:p>
            </draw:text-box>
          </draw:frame>
          <draw:frame draw:style-name="gr3" draw:text-style-name="P3" draw:layer="layout" svg:width="1.162cm" svg:height="1.517cm" svg:x="7.684cm" svg:y="7.136cm">
            <draw:text-box>
              <text:p><text:span text:style-name="T1">+</text:span></text:p>
            </draw:text-box>
          </draw:frame>
          <draw:frame draw:style-name="gr3" draw:text-style-name="P5" draw:layer="layout" svg:width="10.662cm" svg:height="1.53cm" svg:x="10.083cm" svg:y="11.734cm">
            <draw:text-box>
              <text:p text:style-name="P4"><text:span text:style-name="T3"><text:s text:c="12"/></text:span><text:span text:style-name="T3">1 0</text:span></text:p>
            </draw:text-box>
          </draw:frame>
          <draw:frame draw:style-name="gr3" draw:text-style-name="P5" draw:layer="layout" svg:width="9.773cm" svg:height="1.53cm" svg:x="10.083cm" svg:y="3.033cm">
            <draw:text-box>
              <text:p text:style-name="P4"><text:span text:style-name="T3"><text:s text:c="10"/></text:span><text:span text:style-name="T3">1 1</text:span><text:span text:style-name="T4"> </text:span></text:p>
            </draw:text-box>
          </draw:frame>
        </draw:g>
      </draw:page>
      <draw:page draw:name="page5" draw:style-name="dp1" draw:master-page-name="Default">
        <draw:g>
          <draw:line draw:style-name="gr1" draw:text-style-name="P1" draw:layer="layout" svg:x1="10.708cm" svg:y1="4.898cm" svg:x2="10.708cm" svg:y2="15.993cm">
            <text:p/>
          </draw:line>
          <draw:line draw:style-name="gr2" draw:text-style-name="P2" draw:layer="layout" svg:x1="8.552cm" svg:y1="14.217cm" svg:x2="22.291cm" svg:y2="14.217cm">
            <text:p/>
          </draw:line>
          <draw:frame draw:style-name="gr3" draw:text-style-name="P5" draw:layer="layout" svg:width="11.128cm" svg:height="1.53cm" svg:x="11.327cm" svg:y="7.752cm">
            <draw:text-box>
              <text:p text:style-name="P4"><text:span text:style-name="T3">0 0 0 1 0 1 1 1</text:span><text:span text:style-name="T4"> </text:span></text:p>
            </draw:text-box>
          </draw:frame>
          <draw:frame draw:style-name="gr3" draw:text-style-name="P5" draw:layer="layout" svg:width="11.128cm" svg:height="1.53cm" svg:x="11.327cm" svg:y="11.653cm">
            <draw:text-box>
              <text:p text:style-name="P4"><text:span text:style-name="T3">1 1 1 1 0 1 1 1</text:span><text:span text:style-name="T4"> </text:span></text:p>
            </draw:text-box>
          </draw:frame>
          <draw:frame draw:style-name="gr3" draw:text-style-name="P3" draw:layer="layout" svg:width="1.764cm" svg:height="1.517cm" svg:x="8.361cm" svg:y="7.753cm">
            <draw:text-box>
              <text:p><text:span text:style-name="T1">23</text:span></text:p>
            </draw:text-box>
          </draw:frame>
          <draw:frame draw:style-name="gr3" draw:text-style-name="P3" draw:layer="layout" svg:width="1.51cm" svg:height="1.517cm" svg:x="8.615cm" svg:y="11.654cm">
            <draw:text-box>
              <text:p><text:span text:style-name="T1">-9</text:span></text:p>
            </draw:text-box>
          </draw:frame>
          <draw:frame draw:style-name="gr3" draw:text-style-name="P3" draw:layer="layout" svg:width="1.162cm" svg:height="1.517cm" svg:x="8.928cm" svg:y="9.755cm">
            <draw:text-box>
              <text:p><text:span text:style-name="T1">+</text:span></text:p>
            </draw:text-box>
          </draw:frame>
          <draw:frame draw:style-name="gr3" draw:text-style-name="P5" draw:layer="layout" svg:width="10.662cm" svg:height="1.53cm" svg:x="11.327cm" svg:y="14.353cm">
            <draw:text-box>
              <text:p text:style-name="P4"><text:span text:style-name="T3"><text:s text:c="10"/></text:span><text:span text:style-name="T3">1 1 0</text:span></text:p>
            </draw:text-box>
          </draw:frame>
          <draw:frame draw:style-name="gr3" draw:text-style-name="P5" draw:layer="layout" svg:width="9.774cm" svg:height="1.53cm" svg:x="11.327cm" svg:y="5.652cm">
            <draw:text-box>
              <text:p text:style-name="P4"><text:span text:style-name="T3"><text:s text:c="8"/></text:span><text:span text:style-name="T3">1 1 1</text:span><text:span text:style-name="T4"> </text:span></text:p>
            </draw:text-box>
          </draw:frame>
        </draw:g>
      </draw:page>
      <draw:page draw:name="page6" draw:style-name="dp1" draw:master-page-name="Default">
        <draw:g>
          <draw:line draw:style-name="gr1" draw:text-style-name="P1" draw:layer="layout" svg:x1="8.453cm" svg:y1="4.945cm" svg:x2="8.453cm" svg:y2="16.04cm">
            <text:p/>
          </draw:line>
          <draw:line draw:style-name="gr2" draw:text-style-name="P2" draw:layer="layout" svg:x1="6.297cm" svg:y1="14.264cm" svg:x2="20.036cm" svg:y2="14.264cm">
            <text:p/>
          </draw:line>
          <draw:frame draw:style-name="gr3" draw:text-style-name="P5" draw:layer="layout" svg:width="11.128cm" svg:height="1.53cm" svg:x="9.072cm" svg:y="7.799cm">
            <draw:text-box>
              <text:p text:style-name="P4"><text:span text:style-name="T3">0 0 0 1 0 1 1 1</text:span><text:span text:style-name="T4"> </text:span></text:p>
            </draw:text-box>
          </draw:frame>
          <draw:frame draw:style-name="gr3" draw:text-style-name="P5" draw:layer="layout" svg:width="11.128cm" svg:height="1.53cm" svg:x="9.072cm" svg:y="11.7cm">
            <draw:text-box>
              <text:p text:style-name="P4"><text:span text:style-name="T3">1 1 1 1 0 1 1 1</text:span><text:span text:style-name="T4"> </text:span></text:p>
            </draw:text-box>
          </draw:frame>
          <draw:frame draw:style-name="gr3" draw:text-style-name="P3" draw:layer="layout" svg:width="1.764cm" svg:height="1.517cm" svg:x="6.106cm" svg:y="7.8cm">
            <draw:text-box>
              <text:p><text:span text:style-name="T1">23</text:span></text:p>
            </draw:text-box>
          </draw:frame>
          <draw:frame draw:style-name="gr3" draw:text-style-name="P3" draw:layer="layout" svg:width="1.51cm" svg:height="1.517cm" svg:x="6.36cm" svg:y="11.701cm">
            <draw:text-box>
              <text:p><text:span text:style-name="T1">-9</text:span></text:p>
            </draw:text-box>
          </draw:frame>
          <draw:frame draw:style-name="gr3" draw:text-style-name="P3" draw:layer="layout" svg:width="1.162cm" svg:height="1.517cm" svg:x="6.673cm" svg:y="9.802cm">
            <draw:text-box>
              <text:p><text:span text:style-name="T1">+</text:span></text:p>
            </draw:text-box>
          </draw:frame>
          <draw:frame draw:style-name="gr3" draw:text-style-name="P5" draw:layer="layout" svg:width="10.662cm" svg:height="1.53cm" svg:x="9.072cm" svg:y="14.4cm">
            <draw:text-box>
              <text:p text:style-name="P4"><text:span text:style-name="T3"><text:s text:c="8"/></text:span><text:span text:style-name="T3">1 1 1 0</text:span></text:p>
            </draw:text-box>
          </draw:frame>
          <draw:frame draw:style-name="gr3" draw:text-style-name="P5" draw:layer="layout" svg:width="9.773cm" svg:height="1.53cm" svg:x="9.072cm" svg:y="5.699cm">
            <draw:text-box>
              <text:p text:style-name="P4"><text:span text:style-name="T3"><text:s text:c="6"/></text:span><text:span text:style-name="T3">0 1 1 1</text:span><text:span text:style-name="T4"> </text:span></text:p>
            </draw:text-box>
          </draw:frame>
        </draw:g>
      </draw:page>
      <draw:page draw:name="page7" draw:style-name="dp1" draw:master-page-name="Default">
        <draw:g>
          <draw:line draw:style-name="gr1" draw:text-style-name="P1" draw:layer="layout" svg:x1="8.765cm" svg:y1="3.47cm" svg:x2="8.765cm" svg:y2="14.565cm">
            <text:p/>
          </draw:line>
          <draw:line draw:style-name="gr2" draw:text-style-name="P2" draw:layer="layout" svg:x1="6.609cm" svg:y1="12.789cm" svg:x2="20.348cm" svg:y2="12.789cm">
            <text:p/>
          </draw:line>
          <draw:frame draw:style-name="gr3" draw:text-style-name="P5" draw:layer="layout" svg:width="11.128cm" svg:height="1.53cm" svg:x="9.384cm" svg:y="6.324cm">
            <draw:text-box>
              <text:p text:style-name="P4"><text:span text:style-name="T3">0 0 0 1 0 1 1 1</text:span><text:span text:style-name="T4"> </text:span></text:p>
            </draw:text-box>
          </draw:frame>
          <draw:frame draw:style-name="gr3" draw:text-style-name="P5" draw:layer="layout" svg:width="11.128cm" svg:height="1.53cm" svg:x="9.384cm" svg:y="10.225cm">
            <draw:text-box>
              <text:p text:style-name="P4"><text:span text:style-name="T3">1 1 1 1 0 1 1 1</text:span><text:span text:style-name="T4"> </text:span></text:p>
            </draw:text-box>
          </draw:frame>
          <draw:frame draw:style-name="gr3" draw:text-style-name="P3" draw:layer="layout" svg:width="1.764cm" svg:height="1.517cm" svg:x="6.418cm" svg:y="6.325cm">
            <draw:text-box>
              <text:p><text:span text:style-name="T1">23</text:span></text:p>
            </draw:text-box>
          </draw:frame>
          <draw:frame draw:style-name="gr3" draw:text-style-name="P3" draw:layer="layout" svg:width="1.51cm" svg:height="1.517cm" svg:x="6.672cm" svg:y="10.226cm">
            <draw:text-box>
              <text:p><text:span text:style-name="T1">-9</text:span></text:p>
            </draw:text-box>
          </draw:frame>
          <draw:frame draw:style-name="gr3" draw:text-style-name="P3" draw:layer="layout" svg:width="1.162cm" svg:height="1.517cm" svg:x="6.985cm" svg:y="8.327cm">
            <draw:text-box>
              <text:p><text:span text:style-name="T1">+</text:span></text:p>
            </draw:text-box>
          </draw:frame>
          <draw:frame draw:style-name="gr3" draw:text-style-name="P5" draw:layer="layout" svg:width="10.662cm" svg:height="1.53cm" svg:x="9.384cm" svg:y="12.925cm">
            <draw:text-box>
              <text:p text:style-name="P4"><text:span text:style-name="T3"><text:s text:c="6"/></text:span><text:span text:style-name="T3">0 1 1 1 0</text:span></text:p>
            </draw:text-box>
          </draw:frame>
          <draw:frame draw:style-name="gr3" draw:text-style-name="P5" draw:layer="layout" svg:width="9.773cm" svg:height="1.53cm" svg:x="9.384cm" svg:y="4.224cm">
            <draw:text-box>
              <text:p text:style-name="P4"><text:span text:style-name="T3"><text:s text:c="4"/></text:span><text:span text:style-name="T3">1 0 1 1 1</text:span><text:span text:style-name="T4"> </text:span></text:p>
            </draw:text-box>
          </draw:frame>
        </draw:g>
      </draw:page>
      <draw:page draw:name="page8" draw:style-name="dp1" draw:master-page-name="Default">
        <draw:g>
          <draw:line draw:style-name="gr1" draw:text-style-name="P1" draw:layer="layout" svg:x1="12.001cm" svg:y1="5.124cm" svg:x2="12.001cm" svg:y2="16.219cm">
            <text:p/>
          </draw:line>
          <draw:line draw:style-name="gr2" draw:text-style-name="P2" draw:layer="layout" svg:x1="9.845cm" svg:y1="14.443cm" svg:x2="23.584cm" svg:y2="14.443cm">
            <text:p/>
          </draw:line>
          <draw:frame draw:style-name="gr3" draw:text-style-name="P5" draw:layer="layout" svg:width="11.128cm" svg:height="1.53cm" svg:x="12.62cm" svg:y="7.978cm">
            <draw:text-box>
              <text:p text:style-name="P4"><text:span text:style-name="T3">0 0 0 1 0 1 1 1</text:span><text:span text:style-name="T4"> </text:span></text:p>
            </draw:text-box>
          </draw:frame>
          <draw:frame draw:style-name="gr3" draw:text-style-name="P5" draw:layer="layout" svg:width="11.128cm" svg:height="1.53cm" svg:x="12.62cm" svg:y="11.879cm">
            <draw:text-box>
              <text:p text:style-name="P4"><text:span text:style-name="T3">1 1 1 1 0 1 1 1</text:span><text:span text:style-name="T4"> </text:span></text:p>
            </draw:text-box>
          </draw:frame>
          <draw:frame draw:style-name="gr3" draw:text-style-name="P3" draw:layer="layout" svg:width="1.764cm" svg:height="1.517cm" svg:x="9.654cm" svg:y="7.979cm">
            <draw:text-box>
              <text:p><text:span text:style-name="T1">23</text:span></text:p>
            </draw:text-box>
          </draw:frame>
          <draw:frame draw:style-name="gr3" draw:text-style-name="P3" draw:layer="layout" svg:width="1.51cm" svg:height="1.517cm" svg:x="9.908cm" svg:y="11.88cm">
            <draw:text-box>
              <text:p><text:span text:style-name="T1">-9</text:span></text:p>
            </draw:text-box>
          </draw:frame>
          <draw:frame draw:style-name="gr3" draw:text-style-name="P3" draw:layer="layout" svg:width="1.162cm" svg:height="1.517cm" svg:x="10.221cm" svg:y="9.981cm">
            <draw:text-box>
              <text:p><text:span text:style-name="T1">+</text:span></text:p>
            </draw:text-box>
          </draw:frame>
          <draw:frame draw:style-name="gr3" draw:text-style-name="P5" draw:layer="layout" svg:width="10.662cm" svg:height="1.53cm" svg:x="12.62cm" svg:y="14.579cm">
            <draw:text-box>
              <text:p text:style-name="P4"><text:span text:style-name="T3"><text:s text:c="4"/></text:span><text:span text:style-name="T3">0 0 1 1 1 0</text:span></text:p>
            </draw:text-box>
          </draw:frame>
          <draw:frame draw:style-name="gr3" draw:text-style-name="P5" draw:layer="layout" svg:width="9.774cm" svg:height="1.53cm" svg:x="12.62cm" svg:y="5.878cm">
            <draw:text-box>
              <text:p text:style-name="P4"><text:span text:style-name="T3"><text:s text:c="2"/></text:span><text:span text:style-name="T3">1 1 0 1 1 1</text:span><text:span text:style-name="T4"> </text:span></text:p>
            </draw:text-box>
          </draw:frame>
        </draw:g>
      </draw:page>
      <draw:page draw:name="page9" draw:style-name="dp1" draw:master-page-name="Default">
        <draw:g>
          <draw:line draw:style-name="gr1" draw:text-style-name="P1" draw:layer="layout" svg:x1="9.593cm" svg:y1="5.471cm" svg:x2="9.593cm" svg:y2="16.566cm">
            <text:p/>
          </draw:line>
          <draw:line draw:style-name="gr2" draw:text-style-name="P2" draw:layer="layout" svg:x1="7.437cm" svg:y1="14.79cm" svg:x2="21.176cm" svg:y2="14.79cm">
            <text:p/>
          </draw:line>
          <draw:frame draw:style-name="gr3" draw:text-style-name="P5" draw:layer="layout" svg:width="11.128cm" svg:height="1.53cm" svg:x="10.212cm" svg:y="8.325cm">
            <draw:text-box>
              <text:p text:style-name="P4"><text:span text:style-name="T3">0 0 0 1 0 1 1 1</text:span><text:span text:style-name="T4"> </text:span></text:p>
            </draw:text-box>
          </draw:frame>
          <draw:frame draw:style-name="gr3" draw:text-style-name="P5" draw:layer="layout" svg:width="11.128cm" svg:height="1.53cm" svg:x="10.212cm" svg:y="12.226cm">
            <draw:text-box>
              <text:p text:style-name="P4"><text:span text:style-name="T3">1 1 1 1 0 1 1 1</text:span><text:span text:style-name="T4"> </text:span></text:p>
            </draw:text-box>
          </draw:frame>
          <draw:frame draw:style-name="gr3" draw:text-style-name="P3" draw:layer="layout" svg:width="1.764cm" svg:height="1.517cm" svg:x="7.246cm" svg:y="8.326cm">
            <draw:text-box>
              <text:p><text:span text:style-name="T1">23</text:span></text:p>
            </draw:text-box>
          </draw:frame>
          <draw:frame draw:style-name="gr3" draw:text-style-name="P3" draw:layer="layout" svg:width="1.51cm" svg:height="1.517cm" svg:x="7.5cm" svg:y="12.227cm">
            <draw:text-box>
              <text:p><text:span text:style-name="T1">-9</text:span></text:p>
            </draw:text-box>
          </draw:frame>
          <draw:frame draw:style-name="gr3" draw:text-style-name="P3" draw:layer="layout" svg:width="1.162cm" svg:height="1.517cm" svg:x="7.813cm" svg:y="10.328cm">
            <draw:text-box>
              <text:p><text:span text:style-name="T1">+</text:span></text:p>
            </draw:text-box>
          </draw:frame>
          <draw:frame draw:style-name="gr3" draw:text-style-name="P5" draw:layer="layout" svg:width="10.662cm" svg:height="1.53cm" svg:x="10.212cm" svg:y="14.926cm">
            <draw:text-box>
              <text:p text:style-name="P4"><text:span text:style-name="T3"><text:s text:c="2"/></text:span><text:span text:style-name="T3">0 0 0 1 1 1 0</text:span></text:p>
            </draw:text-box>
          </draw:frame>
          <draw:frame draw:style-name="gr3" draw:text-style-name="P5" draw:layer="layout" svg:width="9.773cm" svg:height="1.53cm" svg:x="10.212cm" svg:y="6.225cm">
            <draw:text-box>
              <text:p text:style-name="P4"><text:span text:style-name="T3">1 1 1 0 1 1 1</text:span><text:span text:style-name="T4"> </text:span></text:p>
            </draw:text-box>
          </draw:frame>
        </draw:g>
      </draw:page>
      <draw:page draw:name="page10" draw:style-name="dp1" draw:master-page-name="Default">
        <draw:g>
          <draw:line draw:style-name="gr2" draw:text-style-name="P2" draw:layer="layout" svg:x1="7.331cm" svg:y1="14.709cm" svg:x2="21.07cm" svg:y2="14.709cm">
            <text:p/>
          </draw:line>
          <draw:frame draw:style-name="gr3" draw:text-style-name="P5" draw:layer="layout" svg:width="11.128cm" svg:height="1.53cm" svg:x="10.106cm" svg:y="8.244cm">
            <draw:text-box>
              <text:p text:style-name="P4"><text:span text:style-name="T3">0 0 0 1 0 1 1 1</text:span><text:span text:style-name="T4"> </text:span></text:p>
            </draw:text-box>
          </draw:frame>
          <draw:frame draw:style-name="gr3" draw:text-style-name="P5" draw:layer="layout" svg:width="11.128cm" svg:height="1.53cm" svg:x="10.106cm" svg:y="12.145cm">
            <draw:text-box>
              <text:p text:style-name="P4"><text:span text:style-name="T3">1 1 1 1 0 1 1 1</text:span><text:span text:style-name="T4"> </text:span></text:p>
            </draw:text-box>
          </draw:frame>
          <draw:frame draw:style-name="gr3" draw:text-style-name="P3" draw:layer="layout" svg:width="1.764cm" svg:height="1.517cm" svg:x="7.14cm" svg:y="8.245cm">
            <draw:text-box>
              <text:p><text:span text:style-name="T1">23</text:span></text:p>
            </draw:text-box>
          </draw:frame>
          <draw:frame draw:style-name="gr3" draw:text-style-name="P3" draw:layer="layout" svg:width="1.51cm" svg:height="1.517cm" svg:x="7.394cm" svg:y="12.146cm">
            <draw:text-box>
              <text:p><text:span text:style-name="T1">-9</text:span></text:p>
            </draw:text-box>
          </draw:frame>
          <draw:frame draw:style-name="gr3" draw:text-style-name="P3" draw:layer="layout" svg:width="1.162cm" svg:height="1.517cm" svg:x="7.707cm" svg:y="10.247cm">
            <draw:text-box>
              <text:p><text:span text:style-name="T1">+</text:span></text:p>
            </draw:text-box>
          </draw:frame>
          <draw:frame draw:style-name="gr3" draw:text-style-name="P5" draw:layer="layout" svg:width="10.662cm" svg:height="1.53cm" svg:x="10.106cm" svg:y="14.845cm">
            <draw:text-box>
              <text:p text:style-name="P4"><text:span text:style-name="T3">0 0 0 0 1 1 1 0</text:span></text:p>
            </draw:text-box>
          </draw:frame>
          <draw:custom-shape draw:style-name="gr4" draw:text-style-name="P6" draw:layer="layout" svg:width="3.582cm" svg:height="1.53cm" svg:x="7.775cm" svg:y="6.14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9.773cm" svg:height="1.53cm" svg:x="10.106cm" svg:y="6.144cm">
            <draw:text-box>
              <text:p text:style-name="P4"><text:span text:style-name="T3">1 1 1 0 1 1 1</text:span><text:span text:style-name="T4"> </text:span></text:p>
            </draw:text-box>
          </draw:frame>
          <draw:frame draw:style-name="gr5" draw:text-style-name="P5" draw:layer="layout" svg:width="2.044cm" svg:height="1.53cm" svg:x="7.156cm" svg:y="6.144cm">
            <draw:text-box>
              <text:p text:style-name="P4"><text:span text:style-name="T3"><text:s/></text:span><text:span text:style-name="T3">1</text:span><text:span text:style-name="T4"> </text:span></text:p>
            </draw:text-box>
          </draw:frame>
        </draw:g>
        <draw:line draw:style-name="gr1" draw:text-style-name="P1" draw:layer="layout" svg:x1="9.526cm" svg:y1="5.408cm" svg:x2="9.526cm" svg:y2="16.5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3-14T14:39:35.391621418</meta:creation-date>
    <dc:date>2016-03-14T15:21:45.740730069</dc:date>
    <dc:creator>Eduardo Grosclaude</dc:creator>
    <meta:editing-duration>PT2M35S</meta:editing-duration>
    <meta:editing-cycles>2</meta:editing-cycles>
    <meta:generator>LibreOffice/5.0.4.2$Linux_X86_64 LibreOffice_project/2b9802c1994aa0b7dc6079e128979269cf95bc78</meta:generator>
    <meta:document-statistic meta:object-count="99"/>
  </office:meta>
</office:document-meta>
</file>